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99" draw:textarea-horizontal-align="justify" draw:textarea-vertical-align="middle" draw:auto-grow-height="fals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bottom" draw:auto-grow-height="fals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top" draw:auto-grow-height="false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top" draw:auto-grow-height="false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textarea-vertical-align="middle" draw:ole-draw-aspect="1"/>
    </style:style>
    <style:style style:name="gr10" style:family="graphic" style:parent-style-name="Object_20_with_20_no_20_fill_20_and_20_no_20_line">
      <style:graphic-properties svg:stroke-width="0.035cm" draw:marker-start-width="0.252cm" draw:marker-end-width="0.252cm" draw:textarea-vertical-align="middle" draw:ole-draw-aspect="1"/>
    </style:style>
    <style:style style:name="gr1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text-shadow="1pt 1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text-shadow="1pt 1pt"/>
    </style:style>
    <style:style style:name="P8" style:family="paragraph">
      <style:text-properties fo:font-size="13pt" style:font-size-asian="13pt" style:font-size-complex="13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text-shadow="1pt 1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547cm" svg:height="1.016cm" svg:x="9.217cm" svg:y="5.489cm">
          <text:p text:style-name="P1"><text:span text:style-name="T1">&lt;task1, 2cpu, 1gb, ...&gt; 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858cm" svg:height="3.302cm" svg:x="2.008cm" svg:y="1.024cm">
          <text:p text:style-name="P3">Framework 1 (R=3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096cm" svg:height="2.032cm" svg:x="2.362cm" svg:y="2.04cm">
          <text:p text:style-name="P3">Hadoop application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2.362cm" svg:y="2.04cm">
          <text:p text:style-name="P3">task 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5.41cm" svg:y="2.04cm">
          <text:p text:style-name="P3">task 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3.212cm" svg:x="0.508cm" svg:y="14.154cm">
          <text:p text:style-name="P3">Slave 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1.981cm" svg:x="0.762cm" svg:y="15.17cm">
          <text:p text:style-name="P3">Executo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1.267cm" svg:y="16.0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3.555cm" svg:y="16.0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3.212cm" svg:x="7.608cm" svg:y="14.154cm">
          <text:p text:style-name="P3">Slave 2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1.981cm" svg:x="7.862cm" svg:y="15.17cm">
          <text:p text:style-name="P3">Executo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8.367cm" svg:y="16.0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10.655cm" svg:y="16.0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3.212cm" svg:x="14.732cm" svg:y="14.154cm">
          <text:p text:style-name="P3">Slave 3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1.981cm" svg:x="14.986cm" svg:y="15.17cm">
          <text:p text:style-name="P3">Executo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15.491cm" svg:y="16.0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17.779cm" svg:y="16.0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3.212cm" svg:x="22.208cm" svg:y="14.154cm">
          <text:p text:style-name="P3">Slave 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1.981cm" svg:x="22.462cm" svg:y="15.17cm">
          <text:p text:style-name="P3">Executo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22.867cm" svg:y="16.0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25.255cm" svg:y="16.0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8cm" svg:height="3.302cm" svg:x="10.708cm" svg:y="1.024cm">
          <text:p text:style-name="P3">Framework 2 (R=1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096cm" svg:height="2.032cm" svg:x="11.062cm" svg:y="2.04cm">
          <text:p text:style-name="P3">MPI application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11.062cm" svg:y="2.04cm">
          <text:p text:style-name="P3">task 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14.11cm" svg:y="2.04cm">
          <text:p text:style-name="P3">task 2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12cm" svg:height="0.962cm" svg:x="20.696cm" svg:y="15.064cm">
          <draw:text-box>
            <text:p text:style-name="P4">…</text:p>
          </draw:text-box>
        </draw:frame>
        <draw:custom-shape draw:style-name="gr1" draw:text-style-name="P6" draw:layer="layout" svg:width="5.719cm" svg:height="1.016cm" svg:x="0.262cm" svg:y="11.389cm">
          <text:p text:style-name="P5"><text:span text:style-name="T1"><text:s text:c="3"/></text:span><text:span text:style-name="T1">&lt;4cpu, 4gb, 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884cm" svg:height="1.016cm" svg:x="8.118cm" svg:y="11.39cm">
          <text:p text:style-name="P1"><text:span text:style-name="T1">&lt;task1, 2cpu, 1gb, ...&gt; <text:s text:c="4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1.999cm" svg:height="0.999cm" svg:x="13.028cm" svg:y="10.00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3" draw:layer="layout" svg:width="0.2cm" svg:height="0.474cm" svg:x="7.028cm" svg:y="10.00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2" draw:layer="layout" svg:width="7.805cm" svg:height="1.016cm" svg:x="19.119cm" svg:y="11.391cm">
          <text:p text:style-name="P1"><text:span text:style-name="T1">&lt;task1, 2cpu, 1gb, ...&gt; 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2.794cm" svg:height="0.962cm" svg:x="9.438cm" svg:y="7.928cm">
          <draw:text-box>
            <text:p>...</text:p>
          </draw:text-box>
        </draw:frame>
        <draw:custom-shape draw:style-name="gr11" draw:text-style-name="P1" draw:layer="layout" svg:width="8.434cm" svg:height="2.57cm" svg:x="6.858cm" svg:y="7.336cm">
          <text:p text:style-name="P1"><text:s text:c="3"/>Leader <text:s text:c="3"/></text:p>
          <text:p text:style-name="P1">Controller <text:s text:c="2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16cm" svg:height="1.808cm" svg:x="8.02cm" svg:y="7.69cm">
          <text:p text:style-name="P3">Allocation</text:p>
          <text:p text:style-name="P3">scheme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2cm" svg:height="0.474cm" svg:x="13.628cm" svg:y="10.00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2.794cm" svg:height="0.962cm" svg:x="19.538cm" svg:y="7.928cm">
          <draw:text-box>
            <text:p>...</text:p>
          </draw:text-box>
        </draw:frame>
        <draw:custom-shape draw:style-name="gr11" draw:text-style-name="P3" draw:layer="layout" svg:width="8.434cm" svg:height="2.57cm" svg:x="16.958cm" svg:y="7.336cm">
          <text:p text:style-name="P3"><text:s text:c="32"/>Backup <text:s text:c="5"/></text:p>
          <text:p text:style-name="P3"><text:s text:c="26"/>Controll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16cm" svg:height="1.808cm" svg:x="18.12cm" svg:y="7.69cm">
          <text:p text:style-name="P3">Allocation</text:p>
          <text:p text:style-name="P3">scheme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302cm" svg:height="0.508cm" svg:x="14.478cm" svg:y="8.38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3" draw:text-style-name="P3" draw:layer="layout" svg:x1="21.082cm" svg:y1="9.906cm" svg:x2="16.51cm" svg:y2="14.154cm">
          <text:p/>
        </draw:line>
        <draw:custom-shape draw:style-name="gr1" draw:text-style-name="P7" draw:layer="layout" svg:width="1.27cm" svg:height="1.27cm" svg:x="18.404cm" svg:y="11.256cm">
          <text:p text:style-name="P3"><text:span text:style-name="T2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98cm" svg:height="0.763cm" svg:x="15.192cm" svg:y="7.72cm">
          <draw:text-box>
            <text:p><text:span text:style-name="T3">APUS</text:span></text:p>
          </draw:text-box>
        </draw:frame>
        <draw:line draw:style-name="gr13" draw:text-style-name="P3" draw:layer="layout" svg:x1="10.206cm" svg:y1="9.906cm" svg:x2="5.508cm" svg:y2="14.226cm">
          <text:p/>
        </draw:line>
        <draw:line draw:style-name="gr13" draw:text-style-name="P3" draw:layer="layout" svg:x1="3.81cm" svg:y1="14.154cm" svg:x2="8.404cm" svg:y2="9.933cm">
          <text:p/>
        </draw:line>
        <draw:custom-shape draw:style-name="gr1" draw:text-style-name="P7" draw:layer="layout" svg:width="1.27cm" svg:height="1.27cm" svg:x="7.403cm" svg:y="11.255cm">
          <text:p text:style-name="P3"><text:span text:style-name="T2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27cm" svg:height="1.27cm" svg:x="5.502cm" svg:y="11.254cm">
          <text:p text:style-name="P3"><text:span text:style-name="T2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.032cm" svg:height="0.962cm" svg:x="25.854cm" svg:y="8.082cm">
          <draw:text-box>
            <text:p>...</text:p>
          </draw:text-box>
        </draw:frame>
        <draw:line draw:style-name="gr13" draw:text-style-name="P3" draw:layer="layout" svg:x1="7.918cm" svg:y1="4.326cm" svg:x2="10.204cm" svg:y2="7.69cm">
          <text:p/>
        </draw:line>
        <draw:line draw:style-name="gr13" draw:text-style-name="P3" draw:layer="layout" svg:x1="9.004cm" svg:y1="7.69cm" svg:x2="6.718cm" svg:y2="4.326cm">
          <text:p/>
        </draw:line>
        <draw:custom-shape draw:style-name="gr1" draw:text-style-name="P7" draw:layer="layout" svg:width="1.27cm" svg:height="1.27cm" svg:x="8.482cm" svg:y="5.386cm">
          <text:p text:style-name="P3"><text:span text:style-name="T2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7.228cm" svg:height="1.016cm" svg:x="0.254cm" svg:y="5.49cm">
          <text:p text:style-name="P5"><text:span text:style-name="T1">&lt;12cpu / R, 12gb / R, 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1.27cm" svg:height="1.27cm" svg:x="7.081cm" svg:y="5.385cm">
          <text:p text:style-name="P3"><text:span text:style-name="T2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1T18:56:18.086465240</meta:creation-date>
    <dc:date>2016-11-15T17:40:49.338031958</dc:date>
    <meta:editing-duration>PT2H16M13S</meta:editing-duration>
    <meta:editing-cycles>75</meta:editing-cycles>
    <meta:generator>LibreOffice/4.2.8.2$Linux_X86_64 LibreOffice_project/420m0$Build-2</meta:generator>
    <meta:document-statistic meta:object-count="75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